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P052" svg:font-family="P052"/>
    <style:font-face style:name="apple-system" svg:font-family="apple-system, BlinkMacSystemFont, 'Segoe UI', Helvetica, Arial, sans-serif, 'Apple Color Emoji', 'Segoe UI Emoj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216d69" officeooo:paragraph-rsid="00216d69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421444" officeooo:paragraph-rsid="00421444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2551e8" officeooo:paragraph-rsid="0044a457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58a411" officeooo:paragraph-rsid="0047e89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5a72aa" officeooo:paragraph-rsid="005a72aa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5c0383" officeooo:paragraph-rsid="005c038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24292e" loext:opacity="100%" style:font-name="apple-system" fo:font-size="10.5pt" fo:letter-spacing="normal" fo:font-style="normal" fo:font-weight="normal" officeooo:rsid="00421444" officeooo:paragraph-rsid="0027a328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24292e" loext:opacity="100%" style:font-name="apple-system" fo:font-size="10.5pt" fo:letter-spacing="normal" fo:font-style="normal" fo:font-weight="normal" officeooo:rsid="005c0383" officeooo:paragraph-rsid="005c0383" style:font-size-asian="10.5pt" style:font-weight-asian="normal" style:font-size-complex="12pt" style:font-weight-complex="normal"/>
    </style:style>
    <style:style style:name="T1" style:family="text">
      <style:text-properties style:font-name="P052"/>
    </style:style>
    <style:style style:name="T2" style:family="text">
      <style:text-properties style:font-name="P052" officeooo:rsid="00535ee5"/>
    </style:style>
    <style:style style:name="T3" style:family="text">
      <style:text-properties style:font-name="P052" officeooo:rsid="005a72aa"/>
    </style:style>
    <style:style style:name="T4" style:family="text">
      <style:text-properties style:font-name="P052" officeooo:rsid="005c03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vers</text:p>
      <text:p text:style-name="P3"/>
      <text:p text:style-name="P8">mettre des effets de sympaticus dans le lien de base</text:p>
      <text:p text:style-name="P7"/>
      <text:p text:style-name="P7"/>
      <text:p text:style-name="P7"/>
      <text:p text:style-name="P2"/>
      <text:p text:style-name="P4"><text:span text:style-name="T2">Rites : cet arcane .</text:span></text:p>
      <text:p text:style-name="P4"><text:span text:style-name="T2">Régénération de l'anima : sacrements</text:span></text:p>
      <text:p text:style-name="P4"><text:span text:style-name="T2">Exemples de stigmates :</text:span></text:p>
      <text:p text:style-name="P4"><text:span text:style-name="T2">Adversaire : l'hubris</text:span></text:p>
      <text:p text:style-name="P4"><text:span text:style-name="T2"/></text:p>
      <text:p text:style-name="P4"><text:span text:style-name="T2">À </text:span><text:span text:style-name="T3">moins qu’un lien sympathique ne soit établi, aucun pouvoir de psyché ne peut être étendu sans l’emploi d’un pouvoir de sixième sens.</text:span></text:p>
      <text:p text:style-name="P4"><text:span text:style-name="T3"/></text:p>
      <text:p text:style-name="P5"><text:span text:style-name="T4">Porte</text:span><text:span text:style-name="T1"> de l’inconscient (rang 1) : </text:span><text:span text:style-name="T4">C</text:span><text:span text:style-name="T1">e pouvoir permet d’accéder à l’état émotionnel de surface d’une cible. Le psion peut détecter quelles émotions dominent actuellement la cible ou lui projeter une nouvelle émotion.</text:span></text:p>
      <text:p text:style-name="P5"><text:span text:style-name="T3"/></text:p>
      <text:p text:style-name="P5"><text:span text:style-name="T1">Canal mental (rang 2) : </text:span><text:span text:style-name="T4">L</text:span><text:span text:style-name="T1">e psion a désormais accès aux pensées conscientes de surface de sa cible. Il peut les lire ou projeter de nouvelles pensées (le langage peut être une barrière) </text:span><text:span text:style-name="T4">mais la cible peut se rendre compte de ce qui lui arrive si les pensées sont trop peu familières.</text:span></text:p>
      <text:p text:style-name="P5"><text:span text:style-name="T4"/></text:p>
      <text:p text:style-name="P6"><text:span text:style-name="T1">Clé de l’esprit (rang 3) : Le psion a désormais accès à la totalité de l’esprit de sa cible. Il peut fouiller sa mémoire ou la contraindre mentalement à obéir à ses ordres (là encore, le langage peut être une barrière).</text:span></text:p>
      <text:p text:style-name="P6"><text:span text:style-name="T1"/></text:p>
      <text:p text:style-name="P6"><text:span text:style-name="T1">Rafale mentale (rang 4) : </text:span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P052" svg:font-family="P052"/>
    <style:font-face style:name="apple-system" svg:font-family="apple-system, BlinkMacSystemFont, 'Segoe UI', Helvetica, Arial, sans-serif, 'Apple Color Emoji', 'Segoe UI Emoj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P052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loext:opacity="0%" style:font-name="P052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P052" fo:font-family="P052" fo:font-size="12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P052" fo:font-family="P052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P052" fo:font-family="P052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052" fo:font-family="P052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16:12:01.657691163</meta:creation-date>
    <meta:generator>LibreOffice/7.0.5.2$Linux_X86_64 LibreOffice_project/00$Build-2</meta:generator>
    <dc:date>2021-05-14T06:58:30.063464328</dc:date>
    <meta:editing-duration>PT4H13M57S</meta:editing-duration>
    <meta:editing-cycles>42</meta:editing-cycles>
    <meta:document-statistic meta:table-count="0" meta:image-count="0" meta:object-count="0" meta:page-count="1" meta:paragraph-count="11" meta:word-count="182" meta:character-count="1036" meta:non-whitespace-character-count="861"/>
  </office:meta>
</office:document-meta>
</file>